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1.4756in" fo:margin-right="0in" fo:text-align="start" style:justify-single-word="false" fo:text-indent="0in" style:auto-text-indent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0pt" fo:language="fr" fo:country="FR" style:text-underline-style="solid" style:text-underline-width="auto" style:text-underline-color="font-color" fo:font-weight="bold" style:font-size-asian="10pt" style:font-weight-asian="bold" style:font-name-complex="DejaVu Sans2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4472c4" loext:opacity="100%" style:font-name="DejaVu Sans" fo:font-size="20pt" style:text-underline-style="solid" style:text-underline-width="auto" style:text-underline-color="font-color" style:font-size-asian="20pt" style:font-name-complex="DejaVu Sans2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DejaVu Sans1" fo:font-size="20pt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DejaVu Sans1" fo:font-size="20pt" style:text-underline-style="solid" style:text-underline-width="auto" style:text-underline-color="font-color" fo:font-weight="bold" officeooo:rsid="0015ce29" officeooo:paragraph-rsid="0015ce29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DejaVu Sans1" fo:font-size="10pt" style:text-underline-style="solid" style:text-underline-width="auto" style:text-underline-color="font-color" fo:font-weight="bold" officeooo:rsid="00170c47" officeooo:paragraph-rsid="00170c47" style:font-size-asian="8.75pt" style:font-weight-asian="bold" style:font-size-complex="10pt" style:font-weight-complex="bold"/>
    </style:style>
    <style:style style:name="P8" style:family="paragraph" style:parent-style-name="List_20_Paragraph" style:list-style-name="WWNum4">
      <style:paragraph-properties fo:margin-top="0in" fo:margin-bottom="0in" style:contextual-spacing="true" fo:text-align="start" style:justify-single-word="false"/>
    </style:style>
    <style:style style:name="P9" style:family="paragraph" style:parent-style-name="List_20_Paragraph" style:list-style-name="WWNum4">
      <style:paragraph-properties fo:margin-top="0in" fo:margin-bottom="0in" style:contextual-spacing="false" fo:text-align="start" style:justify-single-word="false"/>
    </style:style>
    <style:style style:name="P10" style:family="paragraph" style:parent-style-name="List_20_Paragraph" style:list-style-name="WWNum4">
      <style:paragraph-properties fo:margin-top="0in" fo:margin-bottom="0.139in" style:contextual-spacing="false" fo:text-align="start" style:justify-single-word="false"/>
    </style:style>
    <style:style style:name="P11" style:family="paragraph" style:parent-style-name="List_20_Paragraph" style:list-style-name="WWNum1">
      <style:paragraph-properties fo:margin-top="0in" fo:margin-bottom="0in" style:contextual-spacing="tru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font-weight-complex="normal"/>
    </style:style>
    <style:style style:name="P12" style:family="paragraph" style:parent-style-name="List_20_Paragraph" style:list-style-name="WWNum2">
      <style:paragraph-properties fo:margin-top="0in" fo:margin-bottom="0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font-weight-complex="normal"/>
    </style:style>
    <style:style style:name="P13" style:family="paragraph" style:parent-style-name="List_20_Paragraph" style:list-style-name="WWNum2">
      <style:paragraph-properties fo:margin-top="0in" fo:margin-bottom="0.139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font-weight-complex="normal"/>
    </style:style>
    <style:style style:name="P14" style:family="paragraph" style:parent-style-name="List_20_Paragraph" style:list-style-name="WWNum7">
      <style:paragraph-properties fo:margin-top="0in" fo:margin-bottom="0.139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font-weight-complex="normal"/>
    </style:style>
    <style:style style:name="P15" style:family="paragraph" style:parent-style-name="List_20_Paragraph" style:list-style-name="WWNum1">
      <style:paragraph-properties fo:margin-top="0in" fo:margin-bottom="0.139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16" style:family="paragraph" style:parent-style-name="List_20_Paragraph" style:list-style-name="WWNum2">
      <style:paragraph-properties fo:margin-top="0in" fo:margin-bottom="0in" style:contextual-spacing="tru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17" style:family="paragraph" style:parent-style-name="List_20_Paragraph" style:list-style-name="WWNum2">
      <style:paragraph-properties fo:margin-top="0in" fo:margin-bottom="0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18" style:family="paragraph" style:parent-style-name="List_20_Paragraph" style:list-style-name="WWNum7">
      <style:paragraph-properties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19" style:family="paragraph" style:parent-style-name="List_20_Paragraph" style:list-style-name="WWNum7">
      <style:paragraph-properties fo:margin-top="0in" fo:margin-bottom="0in" style:contextual-spacing="tru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0" style:family="paragraph" style:parent-style-name="List_20_Paragraph" style:list-style-name="WWNum7">
      <style:paragraph-properties fo:margin-top="0in" fo:margin-bottom="0.139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1" style:family="paragraph" style:parent-style-name="List_20_Paragraph" style:list-style-name="WWNum7">
      <style:paragraph-properties fo:margin-top="0in" fo:margin-bottom="0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2" style:family="paragraph" style:parent-style-name="List_20_Paragraph" style:list-style-name="WWNum8">
      <style:paragraph-properties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3" style:family="paragraph" style:parent-style-name="List_20_Paragraph" style:list-style-name="WWNum3">
      <style:paragraph-properties fo:margin-top="0in" fo:margin-bottom="0in" style:contextual-spacing="tru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4" style:family="paragraph" style:parent-style-name="List_20_Paragraph" style:list-style-name="WWNum3">
      <style:paragraph-properties fo:margin-top="0in" fo:margin-bottom="0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5" style:family="paragraph" style:parent-style-name="List_20_Paragraph" style:list-style-name="WWNum3">
      <style:paragraph-properties fo:margin-top="0in" fo:margin-bottom="0.139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6" style:family="paragraph" style:parent-style-name="List_20_Paragraph" style:list-style-name="WWNum5">
      <style:paragraph-properties fo:margin-top="0in" fo:margin-bottom="0in" style:contextual-spacing="tru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7" style:family="paragraph" style:parent-style-name="List_20_Paragraph" style:list-style-name="WWNum5">
      <style:paragraph-properties fo:margin-top="0in" fo:margin-bottom="0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8" style:family="paragraph" style:parent-style-name="List_20_Paragraph" style:list-style-name="WWNum5">
      <style:paragraph-properties fo:margin-top="0in" fo:margin-bottom="0.139in" style:contextual-spacing="false"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29" style:family="paragraph" style:parent-style-name="List_20_Paragraph" style:list-style-name="WWNum9">
      <style:paragraph-properties fo:margin-left="1.4756in" fo:margin-right="0in" fo:margin-top="0in" fo:margin-bottom="0.0165in" style:contextual-spacing="true" fo:text-indent="-0.25in" style:auto-text-indent="false" fo:padding="0in" fo:border="none" style:shadow="non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language-complex="fr" style:country-complex="FR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4472c4" loext:opacity="100%" style:font-name="DejaVu Sans" fo:font-size="20pt" fo:language="fr" fo:country="FR" style:text-underline-style="solid" style:text-underline-width="auto" style:text-underline-color="font-color" fo:font-weight="bold" style:font-name-asian="DejaVu Sans2" style:font-size-asian="20pt" style:font-weight-asian="bold" style:font-name-complex="DejaVu Sans2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0pt" fo:language="fr" fo:country="FR" style:text-underline-style="solid" style:text-underline-width="auto" style:text-underline-color="font-color" fo:font-weight="bold" style:font-name-asian="DejaVu Sans2" style:font-size-asian="10pt" style:font-weight-asian="bold" style:font-name-complex="DejaVu Sans2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0pt" fo:language="fr" fo:country="FR" style:text-underline-style="solid" style:text-underline-width="auto" style:text-underline-color="font-color" fo:font-weight="bold" style:font-size-asian="10pt" style:font-weight-asian="bold" style:font-name-complex="DejaVu Sans2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loext:opacity="100%" style:font-name="DejaVu Sans1" fo:font-size="10pt" style:text-underline-style="none" fo:font-weight="normal" officeooo:rsid="00170c47" officeooo:paragraph-rsid="00170c47" style:font-size-asian="8.75pt" style:font-weight-asian="normal" style:font-size-complex="10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loext:opacity="100%" style:font-name="DejaVu Sans1" fo:font-size="10pt" style:text-underline-style="none" fo:font-weight="normal" officeooo:rsid="001a084a" officeooo:paragraph-rsid="001a084a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DejaVu Sans1" fo:font-size="10pt" style:text-underline-style="solid" style:text-underline-width="auto" style:text-underline-color="font-color" fo:font-weight="bold" officeooo:rsid="00170c47" officeooo:paragraph-rsid="00170c47" style:font-size-asian="8.75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DejaVu Sans1" fo:font-size="10pt" style:text-underline-style="solid" style:text-underline-width="auto" style:text-underline-color="font-color" fo:font-weight="bold" officeooo:rsid="001a084a" officeooo:paragraph-rsid="001a084a" style:font-size-asian="8.75pt" style:font-weight-asian="bold" style:font-size-complex="10pt" style:font-weight-complex="bold"/>
    </style:style>
    <style:style style:name="T1" style:family="text">
      <style:text-properties style:use-window-font-color="true" loext:opacity="0%" style:font-name="DejaVu Sans" fo:font-size="10pt" fo:language="fr" fo:country="FR" style:text-underline-style="none" fo:font-weight="normal" style:font-size-asian="10pt" style:font-weight-asian="normal" style:font-name-complex="DejaVu Sans2" style:font-size-complex="10pt" style:font-weight-complex="normal"/>
    </style:style>
    <style:style style:name="T2" style:family="text">
      <style:text-properties style:use-window-font-color="true" loext:opacity="0%" style:font-name="DejaVu Sans" fo:font-size="10pt" style:text-underline-style="none" fo:font-weight="normal" style:font-size-asian="10pt" style:font-weight-asian="normal" style:font-name-complex="DejaVu Sans2" style:font-size-complex="10pt" style:font-weight-complex="normal"/>
    </style:style>
    <style:style style:name="T3" style:family="text">
      <style:text-properties officeooo:rsid="001a084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ahier des charges Kfs-1</text:p>
      <text:p text:style-name="P4"/>
      <text:p text:style-name="P31">Mandatory:</text:p>
      <text:p text:style-name="P1"><text:span text:style-name="T2"><text:tab/></text:span><text:span text:style-name="T1">- Utiliser KVM est recommander pour des raisons de debug:</text:span></text:p>
      <text:list xml:id="list4205383721" text:style-name="WWNum1">
        <text:list-item>
          <text:p text:style-name="P11">Voir avec vitual box ou KVM</text:p>
        </text:list-item>
        <text:list-item>
          <text:p text:style-name="P15">Si VirtualBox, penser à sélectionner KVM dans les options de la vm</text:p>
        </text:list-item>
      </text:list>
      <text:p text:style-name="P2"/>
      <text:p text:style-name="P33"><text:tab/>- <text:s/>Un peu d’assembler pour le boot code:</text:p>
      <text:list xml:id="list1779364125" text:style-name="WWNum2">
        <text:list-item>
          <text:p text:style-name="P16">Gerer la <text:s/>séquence de <text:s/>boot </text:p>
        </text:list-item>
        <text:list-item>
          <text:p text:style-name="P17">Faire un diskless boot pour ce project là</text:p>
        </text:list-item>
        <text:list-item>
          <text:p text:style-name="P12">Utiliser Grub avec le boot code</text:p>
        </text:list-item>
        <text:list-item>
          <text:p text:style-name="P13"/>
        </text:list-item>
      </text:list>
      <text:p text:style-name="P2"/>
      <text:p text:style-name="P33"><text:tab/>- <text:s/>Du C pour le kernel:</text:p>
      <text:list xml:id="list2694644119" text:style-name="WWNum7">
        <text:list-item>
          <text:p text:style-name="P18">Faire l’architecture mémoire</text:p>
        </text:list-item>
      </text:list>
      <text:list xml:id="list2663650314" text:style-name="WWNum8">
        <text:list-item>
          <text:p text:style-name="P22">Faire la détection memoire pour la low Memory et la Upper Memory</text:p>
        </text:list-item>
      </text:list>
      <text:list xml:id="list124505440620172" text:continue-list="list2694644119" text:style-name="WWNum7">
        <text:list-item>
          <text:p text:style-name="P19">Faire les instructions sets <text:s/>(Complex instruction sety ou l’hybrid)</text:p>
        </text:list-item>
        <text:list-item>
          <text:p text:style-name="P20">Détecter la vitesse CPU</text:p>
        </text:list-item>
      </text:list>
      <text:list xml:id="list3396958531" text:style-name="WWNum9">
        <text:list-item>
          <text:p text:style-name="P29">Process le mapping de la zone mémoire du stockage (Storage area memory mapping)</text:p>
        </text:list-item>
      </text:list>
      <text:list xml:id="list124504885204338" text:continue-list="list124505440620172" text:style-name="WWNum7">
        <text:list-item>
          <text:p text:style-name="P19">Gérer Mémoire <text:s/>(allocation, <text:s/>segmentation, unité de gestion)</text:p>
        </text:list-item>
        <text:list-item>
          <text:p text:style-name="P21">Faire la gestion fichiers avec les sytèmes de fichier</text:p>
        </text:list-item>
        <text:list-item>
          <text:p text:style-name="P21">Gérer les system calls de X86</text:p>
        </text:list-item>
        <text:list-item>
          <text:p text:style-name="P21">Mettre en place le scheduling processeur pour les processus et threads</text:p>
        </text:list-item>
        <text:list-item>
          <text:p text:style-name="P21">Mettre en place la synchronisation des processus</text:p>
        </text:list-item>
        <text:list-item>
          <text:p text:style-name="P21">Gérer les signaux</text:p>
        </text:list-item>
        <text:list-item>
          <text:p text:style-name="P14"/>
        </text:list-item>
      </text:list>
      <text:p text:style-name="P33"><text:tab/>- passer par les compilateurs gcc ou nasm:</text:p>
      <text:p text:style-name="P33"><text:tab/>- Makefile Obligatoire:</text:p>
      <text:list xml:id="list2619700925" text:style-name="WWNum3">
        <text:list-item>
          <text:p text:style-name="P23">Doit tout faire par lui-même</text:p>
        </text:list-item>
        <text:list-item>
          <text:p text:style-name="P24">Doit <text:s/>utiliser les flags et compilateur imposées</text:p>
        </text:list-item>
        <text:list-item>
          <text:p text:style-name="P25">Doit rester minimalist pour les 10Mo</text:p>
        </text:list-item>
      </text:list>
      <text:p text:style-name="P2"/>
      <text:p text:style-name="P33"><text:tab/>- Flag de compilations obligatoires:</text:p>
      <text:list xml:id="list3615127240" text:style-name="WWNum4">
        <text:list-item>
          <text:p text:style-name="P8"><text:span text:style-name="T1"><text:s/></text:span>-fno-builtin</text:p>
        </text:list-item>
        <text:list-item>
          <text:p text:style-name="P9"><text:s/>-fno-exception</text:p>
        </text:list-item>
        <text:list-item>
          <text:p text:style-name="P9"><text:s/>-fno-stack-protector</text:p>
        </text:list-item>
        <text:list-item>
          <text:p text:style-name="P9"><text:s/>-fno-rtti</text:p>
        </text:list-item>
        <text:list-item>
          <text:p text:style-name="P9"><text:s/>-nostdlib</text:p>
        </text:list-item>
        <text:list-item>
          <text:p text:style-name="P10"><text:soft-page-break/><text:s/>-nodefaultlibs</text:p>
        </text:list-item>
      </text:list>
      <text:p text:style-name="P2"/>
      <text:p text:style-name="P33"><text:tab/>- Mettre <text:s/>en place le Link du kernel avec ld par exemple (si ld, alors interdit d’utiliser le “.ld” de l’host):</text:p>
      <text:list xml:id="list3331320521" text:style-name="WWNum5">
        <text:list-item>
          <text:p text:style-name="P26">gérer les input <text:s/>files</text:p>
        </text:list-item>
        <text:list-item>
          <text:p text:style-name="P27">Gérer les formats de fichiers</text:p>
        </text:list-item>
        <text:list-item>
          <text:p text:style-name="P27">Gérer les ouputs file layout</text:p>
        </text:list-item>
        <text:list-item>
          <text:p text:style-name="P27">Gérer les adresses de sections</text:p>
        </text:list-item>
        <text:list-item>
          <text:p text:style-name="P27">Gérer les placement des block commun</text:p>
        </text:list-item>
        <text:list-item>
          <text:p text:style-name="P27">Surveiller la gestion mémoire autour</text:p>
        </text:list-item>
        <text:list-item>
          <text:p text:style-name="P27">Surveiller les <text:s/>entry point</text:p>
        </text:list-item>
        <text:list-item>
          <text:p text:style-name="P27">Options commands</text:p>
        </text:list-item>
        <text:list-item>
          <text:p text:style-name="P28">Gérer les assignements d’opérateurs</text:p>
        </text:list-item>
      </text:list>
      <text:p text:style-name="P2"/>
      <text:p text:style-name="P33"><text:tab/>- architecture X86 (i386 ou IA32 soit <text:s/>80386)</text:p>
      <text:p text:style-name="P33"><text:tab/>- pas plus de 10 Mo dans le projet tout court</text:p>
      <text:p text:style-name="P33"><text:tab/>- Faire une interface entre le kernel et l’écran:</text:p>
      <text:p text:style-name="P33"><text:tab/>- Enfin afficher 42 à l’écran</text:p>
      <text:p text:style-name="P3"/>
      <text:p text:style-name="P3">Bonus:</text:p>
      <text:p text:style-name="P33"><text:tab/>- Ajouter le scroll de souris, ainsi que le cursor de souris</text:p>
      <text:p text:style-name="P33"><text:tab/>- ajouter du support pour les couleurs à l’interface</text:p>
      <text:p text:style-name="P33"><text:tab/>- <text:s/>ajouter <text:s/>des assistant de debug <text:s/>(printf ou printk par exemple)</text:p>
      <text:p text:style-name="P33"><text:tab/>- Gérer les input clavier pour les afficher</text:p>
      <text:p text:style-name="P33"><text:tab/>- Gérer différent écrans, les raccourcis claviers (pour les raccourcis, c’est le but de changer d’écran)</text:p>
      <text:p text:style-name="P33"><text:s/></text:p>
      <text:p text:style-name="P5"/>
      <text:p text:style-name="P6">Ordres de mise en place</text:p>
      <text:p text:style-name="P6"/>
      <text:p text:style-name="P7">1 – Bootloader :</text:p>
      <text:list xml:id="list2716861966" text:style-name="L1">
        <text:list-item>
          <text:p text:style-name="P34">Make an iso with grub inside (full configured + base to init)</text:p>
        </text:list-item>
        <text:list-item>
          <text:p text:style-name="P34">Make the multi boot header in ASM for grub <text:span text:style-name="T3">(start.s pour mettre en place des instruction pour le multiboot header (voir doc fournie) puis l’envoyer en .o à grub)</text:span></text:p>
        </text:list-item>
      </text:list>
      <text:p text:style-name="P7"><text:soft-page-break/>2 – <text:span text:style-name="T3">Base </text:span>Kernel :</text:p>
      <text:list xml:id="list3141738402" text:style-name="L2">
        <text:list-item>
          <text:p text:style-name="P35">Make at least one .c file for the kernel</text:p>
        </text:list-item>
        <text:list-item>
          <text:p text:style-name="P35">Meka a .ld file for le linking of the .s ASM file and all kernel files</text:p>
        </text:list-item>
        <text:list-item>
          <text:p text:style-name="P35">Combine le .s and .c files into an .elf file which i the final kernel compiled and bootable</text:p>
        </text:list-item>
      </text:list>
      <text:p text:style-name="P37">3 – Kernel Features :</text:p>
      <text:p text:style-name="P3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rial" fo:font-family="Arial" style:font-family-generic="roman" style:font-pitch="variable" fo:font-size="28pt" fo:letter-spacing="-0.0071in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size-asian="14pt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39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0071in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size-asian="14pt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756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756in"/>
        </style:list-level-properties>
        <style:text-properties fo:font-family="'Courier New'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4756in"/>
        </style:list-level-properties>
        <style:text-properties style:font-name="Wingdings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9756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756in"/>
        </style:list-level-properties>
        <style:text-properties fo:font-family="'Courier New'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9756in"/>
        </style:list-level-properties>
        <style:text-properties style:font-name="Wingdings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4.4756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756in"/>
        </style:list-level-properties>
        <style:text-properties fo:font-family="'Courier New'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5.475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756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756in"/>
        </style:list-level-properties>
        <style:text-properties fo:font-family="'Courier New'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4756in"/>
        </style:list-level-properties>
        <style:text-properties style:font-name="Wingdings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9756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756in"/>
        </style:list-level-properties>
        <style:text-properties fo:font-family="'Courier New'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9756in"/>
        </style:list-level-properties>
        <style:text-properties style:font-name="Wingdings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4.4756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756in"/>
        </style:list-level-properties>
        <style:text-properties fo:font-family="'Courier New'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5.475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756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756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756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756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756in"/>
        </style:list-level-properties>
        <style:text-properties fo:font-family="'Courier New'"/>
      </text:list-level-style-bullet>
      <text:list-level-style-bullet text:level="3" text:style-name="ListLabel_20_4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4756in"/>
        </style:list-level-properties>
        <style:text-properties style:font-name="Wingdings"/>
      </text:list-level-style-bullet>
      <text:list-level-style-bullet text:level="4" text:style-name="ListLabel_20_4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9756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756in"/>
        </style:list-level-properties>
        <style:text-properties fo:font-family="'Courier New'"/>
      </text:list-level-style-bullet>
      <text:list-level-style-bullet text:level="6" text:style-name="ListLabel_20_5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9756in"/>
        </style:list-level-properties>
        <style:text-properties style:font-name="Wingdings"/>
      </text:list-level-style-bullet>
      <text:list-level-style-bullet text:level="7" text:style-name="ListLabel_20_5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4.4756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756in"/>
        </style:list-level-properties>
        <style:text-properties fo:font-family="'Courier New'"/>
      </text:list-level-style-bullet>
      <text:list-level-style-bullet text:level="9" text:style-name="ListLabel_20_5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5.475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756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756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4756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756in"/>
        </style:list-level-properties>
        <style:text-properties fo:font-family="'Courier New'"/>
      </text:list-level-style-bullet>
      <text:list-level-style-bullet text:level="3" text:style-name="ListLabel_20_7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4756in"/>
        </style:list-level-properties>
        <style:text-properties style:font-name="Wingdings"/>
      </text:list-level-style-bullet>
      <text:list-level-style-bullet text:level="4" text:style-name="ListLabel_20_7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9756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756in"/>
        </style:list-level-properties>
        <style:text-properties fo:font-family="'Courier New'"/>
      </text:list-level-style-bullet>
      <text:list-level-style-bullet text:level="6" text:style-name="ListLabel_20_7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9756in"/>
        </style:list-level-properties>
        <style:text-properties style:font-name="Wingdings"/>
      </text:list-level-style-bullet>
      <text:list-level-style-bullet text:level="7" text:style-name="ListLabel_20_7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4.4756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756in"/>
        </style:list-level-properties>
        <style:text-properties fo:font-family="'Courier New'"/>
      </text:list-level-style-bullet>
      <text:list-level-style-bullet text:level="9" text:style-name="ListLabel_20_8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5.475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dc:date>2026-03-13T12:45:04.445897743</dc:date>
    <meta:generator>LibreOffice/7.3.7.2$Linux_X86_64 LibreOffice_project/30$Build-2</meta:generator>
    <meta:editing-duration>PT10M59S</meta:editing-duration>
    <meta:document-statistic meta:table-count="0" meta:image-count="0" meta:object-count="0" meta:page-count="3" meta:paragraph-count="65" meta:word-count="483" meta:character-count="2609" meta:non-whitespace-character-count="2187"/>
    <meta:template xlink:type="simple" xlink:actuate="onRequest" xlink:title="Normal.dotm" xlink:href=""/>
  </office:meta>
</office:document-meta>
</file>